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a827a" officeooo:paragraph-rsid="001a827a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Standard">
      <style:text-properties officeooo:rsid="001a827a" officeooo:paragraph-rsid="001a827a"/>
    </style:style>
    <style:style style:name="T1" style:family="text">
      <style:text-properties fo:color="#c0c0c0"/>
    </style:style>
    <style:style style:name="T2" style:family="text">
      <style:text-properties fo:color="#808000"/>
    </style:style>
    <style:style style:name="T3" style:family="text">
      <style:text-properties fo:color="#092e64"/>
    </style:style>
    <style:style style:name="T4" style:family="text">
      <style:text-properties fo:color="#000080"/>
    </style:style>
    <style:style style:name="T5" style:family="text">
      <style:text-properties fo:color="#008000"/>
    </style:style>
    <style:style style:name="T6" style:family="text">
      <style:text-properties fo:color="#00677c"/>
    </style:style>
    <style:style style:name="T7" style:family="text">
      <style:text-properties fo:color="#00677c" fo:font-weight="bold"/>
    </style:style>
    <style:style style:name="T8" style:family="text">
      <style:text-properties fo:color="#800080"/>
    </style:style>
    <style:style style:name="T9" style:family="text">
      <style:text-properties fo:color="#ce5c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blem1</text:p>
      <text:p text:style-name="P1"><text:span text:style-name="T1"><text:s text:c="4"/></text:span><text:span text:style-name="T2">long</text:span><text:span text:style-name="T1"> </text:span><text:span text:style-name="T2">long</text:span><text:span text:style-name="T1"> </text:span><text:span text:style-name="T3">a</text:span>,<text:span text:style-name="T3">b</text:span>;</text:p>
      <text:p text:style-name="P3"><text:span text:style-name="T1"><text:s text:c="4"/></text:span><text:span text:style-name="T2">int</text:span><text:span text:style-name="T1"> </text:span><text:span text:style-name="T3">x</text:span><text:span text:style-name="T1"> </text:span>=<text:span text:style-name="T1"> </text:span><text:span text:style-name="T4">6</text:span>;</text:p>
      <text:p text:style-name="P2"><text:span text:style-name="T1"><text:s text:c="4"/></text:span><text:span text:style-name="T2">int</text:span><text:span text:style-name="T1"> </text:span><text:span text:style-name="T3">y</text:span>;</text:p>
      <text:p text:style-name="P3"><text:span text:style-name="T1"><text:s text:c="4"/></text:span><text:span text:style-name="T2">asm</text:span>(</text:p>
      <text:p text:style-name="P3"><text:span text:style-name="T1"><text:s text:c="4"/></text:span><text:span text:style-name="T5">"mov</text:span><text:span text:style-name="T1"> <text:s text:c="3"/></text:span><text:span text:style-name="T5">-0x8(%rbp),%eax\n"</text:span></text:p>
      <text:p text:style-name="P3"><text:span text:style-name="T1"><text:s text:c="4"/></text:span><text:span text:style-name="T5">"mov</text:span><text:span text:style-name="T1"> <text:s text:c="3"/></text:span><text:span text:style-name="T5">%eax,%edx\n"</text:span></text:p>
      <text:p text:style-name="P3"><text:span text:style-name="T1"><text:s text:c="4"/></text:span><text:span text:style-name="T5">"shr</text:span><text:span text:style-name="T1"> <text:s text:c="3"/></text:span><text:span text:style-name="T5">$0x1f,%edx\n"</text:span></text:p>
      <text:p text:style-name="P3"><text:span text:style-name="T1"><text:s text:c="4"/></text:span><text:span text:style-name="T5">"add</text:span><text:span text:style-name="T1"> <text:s text:c="3"/></text:span><text:span text:style-name="T5">%edx,%eax\n"</text:span></text:p>
      <text:p text:style-name="P3"><text:span text:style-name="T1"><text:s text:c="4"/></text:span><text:span text:style-name="T5">"sar</text:span><text:span text:style-name="T1"> <text:s text:c="3"/></text:span><text:span text:style-name="T5">%eax\n"</text:span></text:p>
      <text:p text:style-name="P3"><text:span text:style-name="T1"><text:s text:c="4"/></text:span><text:span text:style-name="T5">"add</text:span><text:span text:style-name="T1"> <text:s text:c="3"/></text:span><text:span text:style-name="T5">$0x1,%eax\n"</text:span></text:p>
      <text:p text:style-name="P3"><text:span text:style-name="T1"><text:s text:c="4"/></text:span><text:span text:style-name="T5">"mov</text:span><text:span text:style-name="T1"> <text:s text:c="3"/></text:span><text:span text:style-name="T5">%eax,-0x4(%rbp)\n"</text:span></text:p>
      <text:p text:style-name="P3"><text:span text:style-name="T1"><text:s text:c="11"/></text:span>);</text:p>
      <text:p text:style-name="P4"/>
      <text:p text:style-name="P4">Problem2</text:p>
      <text:p text:style-name="P4">.data</text:p>
      <text:p text:style-name="P4">printf_format:</text:p>
      <text:p text:style-name="P4">.string "%d\n"</text:p>
      <text:p text:style-name="P4">.globl main</text:p>
      <text:p text:style-name="P4">main:</text:p>
      <text:p text:style-name="P4">movl $13, %eax</text:p>
      <text:p text:style-name="P4">shrl %eax</text:p>
      <text:p text:style-name="P4">add $1,%eax</text:p>
      <text:p text:style-name="P4">pushl %eax</text:p>
      <text:p text:style-name="P4">pushl $printf_format</text:p>
      <text:p text:style-name="P4">call printf</text:p>
      <text:p text:style-name="P4">addl $8, %esp</text:p>
      <text:p text:style-name="P4">movl $0, %eax</text:p>
      <text:p text:style-name="P4">ret</text:p>
      <text:p text:style-name="P4"/>
      <text:p text:style-name="P4">Problem3</text:p>
      <text:p text:style-name="P1"><text:span text:style-name="T2">extern</text:span><text:span text:style-name="T1"> </text:span><text:span text:style-name="T5">"C"</text:span><text:span text:style-name="T1"> </text:span><text:span text:style-name="T2">void</text:span><text:span text:style-name="T1"> </text:span><text:span text:style-name="T7">inpute</text:span>();</text:p>
      <text:p text:style-name="P3"><text:span text:style-name="T2">void</text:span><text:span text:style-name="T1"> </text:span><text:span text:style-name="T7">inpute</text:span>()</text:p>
      <text:p text:style-name="P3">{</text:p>
      <text:p text:style-name="P3"><text:span text:style-name="T1"><text:s text:c="4"/></text:span><text:span text:style-name="T2">int</text:span><text:span text:style-name="T1"> </text:span><text:span text:style-name="T3">inp1</text:span>,<text:span text:style-name="T1"> </text:span><text:span text:style-name="T3">inp2</text:span>;</text:p>
      <text:p text:style-name="P3"><text:span text:style-name="T1"><text:s text:c="4"/></text:span><text:span text:style-name="T8">std</text:span>::<text:span text:style-name="T9">cin</text:span><text:span text:style-name="T1"> </text:span><text:span text:style-name="T6">&gt;&gt;</text:span><text:span text:style-name="T1"> </text:span><text:span text:style-name="T3">inp1</text:span><text:span text:style-name="T1"> </text:span><text:span text:style-name="T6">&gt;&gt;</text:span><text:span text:style-name="T1"> </text:span><text:span text:style-name="T3">inp2</text:span>;</text:p>
      <text:p text:style-name="P3"><text:span text:style-name="T1"><text:s text:c="4"/></text:span><text:span text:style-name="T8">std</text:span>::<text:span text:style-name="T9">cout</text:span><text:span text:style-name="T1"> </text:span><text:span text:style-name="T6">&lt;&lt;</text:span><text:span text:style-name="T1"> </text:span><text:span text:style-name="T5">"first</text:span><text:span text:style-name="T1"> </text:span><text:span text:style-name="T5">input:</text:span><text:span text:style-name="T1"> </text:span><text:span text:style-name="T5">"</text:span><text:span text:style-name="T1"> </text:span><text:span text:style-name="T6">&lt;&lt;</text:span><text:span text:style-name="T1"> </text:span><text:span text:style-name="T3">inp1</text:span><text:span text:style-name="T1"> </text:span><text:span text:style-name="T6">&lt;&lt;</text:span><text:span text:style-name="T1"> </text:span><text:span text:style-name="T8">std</text:span>::<text:span text:style-name="T6">endl</text:span><text:span text:style-name="T1"> </text:span><text:span text:style-name="T6">&lt;&lt;</text:span><text:span text:style-name="T1"> </text:span><text:span text:style-name="T5">"second</text:span><text:span text:style-name="T1"> </text:span><text:span text:style-name="T5">input:</text:span><text:span text:style-name="T1"> </text:span><text:span text:style-name="T5">"</text:span><text:span text:style-name="T1"> </text:span><text:span text:style-name="T6">&lt;&lt;</text:span><text:span text:style-name="T1"> </text:span><text:span text:style-name="T3">inp2</text:span><text:span text:style-name="T1"> </text:span><text:span text:style-name="T6">&lt;&lt;</text:span><text:span text:style-name="T1"> </text:span><text:span text:style-name="T8">std</text:span>::<text:span text:style-name="T6">endl</text:span>;</text:p>
      <text:p text:style-name="P3">}</text:p>
      <text:p text:style-name="P4"/>
      <text:p text:style-name="P1"><text:span text:style-name="T1"><text:s text:c="2"/></text:span><text:span text:style-name="T2">asm</text:span>(</text:p>
      <text:p text:style-name="P3"><text:span text:style-name="T1"><text:s text:c="4"/></text:span><text:span text:style-name="T5">"callq</text:span><text:span text:style-name="T1"> </text:span><text:span text:style-name="T5">inpute\n"</text:span></text:p>
      <text:p text:style-name="P3"><text:span text:style-name="T1"><text:s text:c="10"/></text:span>);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9:46:31.227149637</meta:creation-date>
    <dc:date>2020-10-27T19:49:49.546992966</dc:date>
    <meta:editing-duration>PT3M19S</meta:editing-duration>
    <meta:editing-cycles>1</meta:editing-cycles>
    <meta:document-statistic meta:table-count="0" meta:image-count="0" meta:object-count="0" meta:page-count="1" meta:paragraph-count="39" meta:word-count="92" meta:character-count="637" meta:non-whitespace-character-count="480"/>
    <meta:generator>LibreOffice/6.4.4.2$Linux_X86_64 LibreOffice_project/40$Build-2</meta:generator>
  </office:meta>
</office:document-meta>
</file>